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style0" draw:layer="layout" svg:width="0cm" svg:height="14.519cm" svg:x="8.749cm" svg:y="-8.3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4.433cm" svg:viewBox="0 0 521 408" draw:points="0,53 521,0 195,408 0,53">
            <text:p/>
          </draw:polyline>
          <draw:polyline draw:style-name="style0" draw:layer="layout" svg:width="0.462cm" svg:height="0.498cm" svg:x="9.532cm" svg:y="3.937cm" svg:viewBox="0 0 463 499" draw:points="0,244 463,0 313,499 0,244">
            <text:p/>
          </draw:polyline>
          <draw:polyline draw:style-name="style0" draw:layer="layout" svg:width="0.462cm" svg:height="0.498cm" svg:x="9.108cm" svg:y="3.635cm" svg:viewBox="0 0 463 499" draw:points="0,244 463,0 313,499 0,244">
            <text:p/>
          </draw:polyline>
          <draw:path draw:style-name="style0" draw:layer="layout" svg:width="0.576cm" svg:height="1.114cm" svg:x="9.929cm" svg:y="4.9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5.5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5.1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4.4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4.9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3.7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5.0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4.6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4.6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4.8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4.7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5.598cm" svg:viewBox="0 0 1538 376" svg:d="m0 340c288 133 1302-134 1538-340">
            <text:p/>
          </draw:path>
          <draw:polyline draw:style-name="style0" draw:layer="layout" svg:width="0.138cm" svg:height="0.166cm" svg:x="8.41cm" svg:y="5.978cm" svg:viewBox="0 0 139 167" draw:points="0,9 74,167 139,0 0,9">
            <text:p/>
          </draw:polyline>
          <draw:polyline draw:style-name="style0" draw:layer="layout" svg:width="0.139cm" svg:height="0.225cm" svg:x="8.609cm" svg:y="5.967cm" svg:viewBox="0 0 140 226" draw:points="0,12 75,226 140,0 0,12">
            <text:p/>
          </draw:polyline>
          <draw:polyline draw:style-name="style0" draw:layer="layout" svg:width="0.138cm" svg:height="0.178cm" svg:x="9.34cm" svg:y="5.755cm" svg:viewBox="0 0 139 179" draw:points="0,10 74,179 139,0 0,10">
            <text:p/>
          </draw:polyline>
          <draw:polyline draw:style-name="style0" draw:layer="layout" svg:width="0.138cm" svg:height="0.177cm" svg:x="9.124cm" svg:y="5.843cm" svg:viewBox="0 0 139 178" draw:points="0,10 74,178 139,0 0,10">
            <text:p/>
          </draw:polyline>
          <draw:polyline draw:style-name="style0" draw:layer="layout" svg:width="0.137cm" svg:height="0.225cm" svg:x="8.94cm" svg:y="5.876cm" svg:viewBox="0 0 138 226" draw:points="0,13 73,226 138,0 0,13">
            <text:p/>
          </draw:polyline>
          <draw:polyline draw:style-name="style0" draw:layer="layout" svg:width="0.137cm" svg:height="0.178cm" svg:x="8.793cm" svg:y="5.918cm" svg:viewBox="0 0 138 179" draw:points="0,10 74,179 138,0 0,10">
            <text:p/>
          </draw:polyline>
          <draw:path draw:style-name="style0" draw:layer="layout" svg:width="0.042cm" svg:height="0.164cm" svg:x="8.046cm" svg:y="5.804cm" svg:viewBox="0 0 43 165" svg:d="m20 0c13 36 53 144-20 165">
            <text:p/>
          </draw:path>
        </draw:g>
      </draw:page>
      <draw:page draw:name="page2" draw:style-name="dp1" draw:master-page-name="Default">
        <draw:polyline draw:style-name="style0" draw:layer="layout" svg:width="0cm" svg:height="14.519cm" svg:x="8.749cm" svg:y="-7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6.533cm" svg:viewBox="0 0 521 408" draw:points="0,53 521,0 195,408 0,53">
            <text:p/>
          </draw:polyline>
          <draw:polyline draw:style-name="style0" draw:layer="layout" svg:width="0.462cm" svg:height="0.498cm" svg:x="9.532cm" svg:y="6.037cm" svg:viewBox="0 0 463 499" draw:points="0,244 463,0 313,499 0,244">
            <text:p/>
          </draw:polyline>
          <draw:polyline draw:style-name="style0" draw:layer="layout" svg:width="0.462cm" svg:height="0.498cm" svg:x="9.108cm" svg:y="5.735cm" svg:viewBox="0 0 463 499" draw:points="0,244 463,0 313,499 0,244">
            <text:p/>
          </draw:polyline>
          <draw:path draw:style-name="style0" draw:layer="layout" svg:width="0.576cm" svg:height="1.114cm" svg:x="9.929cm" svg:y="7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7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7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6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7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5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7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6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6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6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6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7.698cm" svg:viewBox="0 0 1538 376" svg:d="m0 340c288 133 1302-134 1538-340">
            <text:p/>
          </draw:path>
          <draw:polyline draw:style-name="style0" draw:layer="layout" svg:width="0.138cm" svg:height="0.166cm" svg:x="8.41cm" svg:y="8.078cm" svg:viewBox="0 0 139 167" draw:points="0,9 74,167 139,0 0,9">
            <text:p/>
          </draw:polyline>
          <draw:polyline draw:style-name="style0" draw:layer="layout" svg:width="0.139cm" svg:height="0.225cm" svg:x="8.609cm" svg:y="8.067cm" svg:viewBox="0 0 140 226" draw:points="0,12 75,226 140,0 0,12">
            <text:p/>
          </draw:polyline>
          <draw:polyline draw:style-name="style0" draw:layer="layout" svg:width="0.138cm" svg:height="0.178cm" svg:x="9.34cm" svg:y="7.855cm" svg:viewBox="0 0 139 179" draw:points="0,10 74,179 139,0 0,10">
            <text:p/>
          </draw:polyline>
          <draw:polyline draw:style-name="style0" draw:layer="layout" svg:width="0.138cm" svg:height="0.177cm" svg:x="9.124cm" svg:y="7.943cm" svg:viewBox="0 0 139 178" draw:points="0,10 74,178 139,0 0,10">
            <text:p/>
          </draw:polyline>
          <draw:polyline draw:style-name="style0" draw:layer="layout" svg:width="0.137cm" svg:height="0.225cm" svg:x="8.94cm" svg:y="7.976cm" svg:viewBox="0 0 138 226" draw:points="0,13 73,226 138,0 0,13">
            <text:p/>
          </draw:polyline>
          <draw:polyline draw:style-name="style0" draw:layer="layout" svg:width="0.137cm" svg:height="0.178cm" svg:x="8.793cm" svg:y="8.018cm" svg:viewBox="0 0 138 179" draw:points="0,10 74,179 138,0 0,10">
            <text:p/>
          </draw:polyline>
          <draw:path draw:style-name="style0" draw:layer="layout" svg:width="0.042cm" svg:height="0.164cm" svg:x="8.046cm" svg:y="7.904cm" svg:viewBox="0 0 43 165" svg:d="m20 0c13 36 53 144-20 165">
            <text:p/>
          </draw:path>
        </draw:g>
      </draw:page>
      <draw:page draw:name="page3" draw:style-name="dp1" draw:master-page-name="Default">
        <draw:polyline draw:style-name="style0" draw:layer="layout" svg:width="0cm" svg:height="14.519cm" svg:x="8.749cm" svg:y="-5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8.533cm" svg:viewBox="0 0 521 408" draw:points="0,53 521,0 195,408 0,53">
            <text:p/>
          </draw:polyline>
          <draw:polyline draw:style-name="style0" draw:layer="layout" svg:width="0.462cm" svg:height="0.498cm" svg:x="9.532cm" svg:y="8.037cm" svg:viewBox="0 0 463 499" draw:points="0,244 463,0 313,499 0,244">
            <text:p/>
          </draw:polyline>
          <draw:polyline draw:style-name="style0" draw:layer="layout" svg:width="0.462cm" svg:height="0.498cm" svg:x="9.108cm" svg:y="7.735cm" svg:viewBox="0 0 463 499" draw:points="0,244 463,0 313,499 0,244">
            <text:p/>
          </draw:polyline>
          <draw:path draw:style-name="style0" draw:layer="layout" svg:width="0.576cm" svg:height="1.114cm" svg:x="9.929cm" svg:y="9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9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9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8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9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7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9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8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8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8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8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9.698cm" svg:viewBox="0 0 1538 376" svg:d="m0 340c288 133 1302-134 1538-340">
            <text:p/>
          </draw:path>
          <draw:polyline draw:style-name="style0" draw:layer="layout" svg:width="0.138cm" svg:height="0.166cm" svg:x="8.41cm" svg:y="10.078cm" svg:viewBox="0 0 139 167" draw:points="0,9 74,167 139,0 0,9">
            <text:p/>
          </draw:polyline>
          <draw:polyline draw:style-name="style0" draw:layer="layout" svg:width="0.139cm" svg:height="0.225cm" svg:x="8.609cm" svg:y="10.067cm" svg:viewBox="0 0 140 226" draw:points="0,12 75,226 140,0 0,12">
            <text:p/>
          </draw:polyline>
          <draw:polyline draw:style-name="style0" draw:layer="layout" svg:width="0.138cm" svg:height="0.178cm" svg:x="9.34cm" svg:y="9.855cm" svg:viewBox="0 0 139 179" draw:points="0,10 74,179 139,0 0,10">
            <text:p/>
          </draw:polyline>
          <draw:polyline draw:style-name="style0" draw:layer="layout" svg:width="0.138cm" svg:height="0.177cm" svg:x="9.124cm" svg:y="9.943cm" svg:viewBox="0 0 139 178" draw:points="0,10 74,178 139,0 0,10">
            <text:p/>
          </draw:polyline>
          <draw:polyline draw:style-name="style0" draw:layer="layout" svg:width="0.137cm" svg:height="0.225cm" svg:x="8.94cm" svg:y="9.976cm" svg:viewBox="0 0 138 226" draw:points="0,13 73,226 138,0 0,13">
            <text:p/>
          </draw:polyline>
          <draw:polyline draw:style-name="style0" draw:layer="layout" svg:width="0.137cm" svg:height="0.178cm" svg:x="8.793cm" svg:y="10.018cm" svg:viewBox="0 0 138 179" draw:points="0,10 74,179 138,0 0,10">
            <text:p/>
          </draw:polyline>
          <draw:path draw:style-name="style0" draw:layer="layout" svg:width="0.042cm" svg:height="0.164cm" svg:x="8.046cm" svg:y="9.904cm" svg:viewBox="0 0 43 165" svg:d="m20 0c13 36 53 144-20 165">
            <text:p/>
          </draw:path>
        </draw:g>
      </draw:page>
      <draw:page draw:name="page4" draw:style-name="dp1" draw:master-page-name="Default">
        <draw:polyline draw:style-name="style0" draw:layer="layout" svg:width="0cm" svg:height="14.519cm" svg:x="8.749cm" svg:y="-3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0.533cm" svg:viewBox="0 0 521 408" draw:points="0,53 521,0 195,408 0,53">
            <text:p/>
          </draw:polyline>
          <draw:polyline draw:style-name="style0" draw:layer="layout" svg:width="0.462cm" svg:height="0.498cm" svg:x="9.532cm" svg:y="10.037cm" svg:viewBox="0 0 463 499" draw:points="0,244 463,0 313,499 0,244">
            <text:p/>
          </draw:polyline>
          <draw:polyline draw:style-name="style0" draw:layer="layout" svg:width="0.462cm" svg:height="0.498cm" svg:x="9.108cm" svg:y="9.735cm" svg:viewBox="0 0 463 499" draw:points="0,244 463,0 313,499 0,244">
            <text:p/>
          </draw:polyline>
          <draw:path draw:style-name="style0" draw:layer="layout" svg:width="0.576cm" svg:height="1.114cm" svg:x="9.929cm" svg:y="11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1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1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0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1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9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1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0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0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0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0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1.698cm" svg:viewBox="0 0 1538 376" svg:d="m0 340c288 133 1302-134 1538-340">
            <text:p/>
          </draw:path>
          <draw:polyline draw:style-name="style0" draw:layer="layout" svg:width="0.138cm" svg:height="0.166cm" svg:x="8.41cm" svg:y="12.078cm" svg:viewBox="0 0 139 167" draw:points="0,9 74,167 139,0 0,9">
            <text:p/>
          </draw:polyline>
          <draw:polyline draw:style-name="style0" draw:layer="layout" svg:width="0.139cm" svg:height="0.225cm" svg:x="8.609cm" svg:y="12.067cm" svg:viewBox="0 0 140 226" draw:points="0,12 75,226 140,0 0,12">
            <text:p/>
          </draw:polyline>
          <draw:polyline draw:style-name="style0" draw:layer="layout" svg:width="0.138cm" svg:height="0.178cm" svg:x="9.34cm" svg:y="11.855cm" svg:viewBox="0 0 139 179" draw:points="0,10 74,179 139,0 0,10">
            <text:p/>
          </draw:polyline>
          <draw:polyline draw:style-name="style0" draw:layer="layout" svg:width="0.138cm" svg:height="0.177cm" svg:x="9.124cm" svg:y="11.943cm" svg:viewBox="0 0 139 178" draw:points="0,10 74,178 139,0 0,10">
            <text:p/>
          </draw:polyline>
          <draw:polyline draw:style-name="style0" draw:layer="layout" svg:width="0.137cm" svg:height="0.225cm" svg:x="8.94cm" svg:y="11.976cm" svg:viewBox="0 0 138 226" draw:points="0,13 73,226 138,0 0,13">
            <text:p/>
          </draw:polyline>
          <draw:polyline draw:style-name="style0" draw:layer="layout" svg:width="0.137cm" svg:height="0.178cm" svg:x="8.793cm" svg:y="12.018cm" svg:viewBox="0 0 138 179" draw:points="0,10 74,179 138,0 0,10">
            <text:p/>
          </draw:polyline>
          <draw:path draw:style-name="style0" draw:layer="layout" svg:width="0.042cm" svg:height="0.164cm" svg:x="8.046cm" svg:y="11.904cm" svg:viewBox="0 0 43 165" svg:d="m20 0c13 36 53 144-20 165">
            <text:p/>
          </draw:path>
        </draw:g>
      </draw:page>
      <draw:page draw:name="page5" draw:style-name="dp1" draw:master-page-name="Default">
        <draw:polyline draw:style-name="style0" draw:layer="layout" svg:width="0cm" svg:height="14.519cm" svg:x="8.749cm" svg:y="-1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2.533cm" svg:viewBox="0 0 521 408" draw:points="0,53 521,0 195,408 0,53">
            <text:p/>
          </draw:polyline>
          <draw:polyline draw:style-name="style0" draw:layer="layout" svg:width="0.462cm" svg:height="0.498cm" svg:x="9.532cm" svg:y="12.037cm" svg:viewBox="0 0 463 499" draw:points="0,244 463,0 313,499 0,244">
            <text:p/>
          </draw:polyline>
          <draw:polyline draw:style-name="style0" draw:layer="layout" svg:width="0.462cm" svg:height="0.498cm" svg:x="9.108cm" svg:y="11.735cm" svg:viewBox="0 0 463 499" draw:points="0,244 463,0 313,499 0,244">
            <text:p/>
          </draw:polyline>
          <draw:path draw:style-name="style0" draw:layer="layout" svg:width="0.576cm" svg:height="1.114cm" svg:x="9.929cm" svg:y="13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3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3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2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3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11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3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2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2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2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2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3.698cm" svg:viewBox="0 0 1538 376" svg:d="m0 340c288 133 1302-134 1538-340">
            <text:p/>
          </draw:path>
          <draw:polyline draw:style-name="style0" draw:layer="layout" svg:width="0.138cm" svg:height="0.166cm" svg:x="8.41cm" svg:y="14.078cm" svg:viewBox="0 0 139 167" draw:points="0,9 74,167 139,0 0,9">
            <text:p/>
          </draw:polyline>
          <draw:polyline draw:style-name="style0" draw:layer="layout" svg:width="0.139cm" svg:height="0.225cm" svg:x="8.609cm" svg:y="14.067cm" svg:viewBox="0 0 140 226" draw:points="0,12 75,226 140,0 0,12">
            <text:p/>
          </draw:polyline>
          <draw:polyline draw:style-name="style0" draw:layer="layout" svg:width="0.138cm" svg:height="0.178cm" svg:x="9.34cm" svg:y="13.855cm" svg:viewBox="0 0 139 179" draw:points="0,10 74,179 139,0 0,10">
            <text:p/>
          </draw:polyline>
          <draw:polyline draw:style-name="style0" draw:layer="layout" svg:width="0.138cm" svg:height="0.177cm" svg:x="9.124cm" svg:y="13.943cm" svg:viewBox="0 0 139 178" draw:points="0,10 74,178 139,0 0,10">
            <text:p/>
          </draw:polyline>
          <draw:polyline draw:style-name="style0" draw:layer="layout" svg:width="0.137cm" svg:height="0.225cm" svg:x="8.94cm" svg:y="13.976cm" svg:viewBox="0 0 138 226" draw:points="0,13 73,226 138,0 0,13">
            <text:p/>
          </draw:polyline>
          <draw:polyline draw:style-name="style0" draw:layer="layout" svg:width="0.137cm" svg:height="0.178cm" svg:x="8.793cm" svg:y="14.018cm" svg:viewBox="0 0 138 179" draw:points="0,10 74,179 138,0 0,10">
            <text:p/>
          </draw:polyline>
          <draw:path draw:style-name="style0" draw:layer="layout" svg:width="0.042cm" svg:height="0.164cm" svg:x="8.046cm" svg:y="13.904cm" svg:viewBox="0 0 43 165" svg:d="m20 0c13 36 53 144-20 165">
            <text:p/>
          </draw:path>
        </draw:g>
      </draw:page>
      <draw:page draw:name="page6" draw:style-name="dp1" draw:master-page-name="Default">
        <draw:polyline draw:style-name="style0" draw:layer="layout" svg:width="0cm" svg:height="14.519cm" svg:x="8.749cm" svg:y="0.11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4.533cm" svg:viewBox="0 0 521 408" draw:points="0,53 521,0 195,408 0,53">
            <text:p/>
          </draw:polyline>
          <draw:polyline draw:style-name="style0" draw:layer="layout" svg:width="0.462cm" svg:height="0.498cm" svg:x="9.532cm" svg:y="14.037cm" svg:viewBox="0 0 463 499" draw:points="0,244 463,0 313,499 0,244">
            <text:p/>
          </draw:polyline>
          <draw:polyline draw:style-name="style0" draw:layer="layout" svg:width="0.462cm" svg:height="0.498cm" svg:x="9.108cm" svg:y="13.735cm" svg:viewBox="0 0 463 499" draw:points="0,244 463,0 313,499 0,244">
            <text:p/>
          </draw:polyline>
          <draw:path draw:style-name="style0" draw:layer="layout" svg:width="0.576cm" svg:height="1.114cm" svg:x="9.929cm" svg:y="15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5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5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4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5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13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5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4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4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4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4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5.698cm" svg:viewBox="0 0 1538 376" svg:d="m0 340c288 133 1302-134 1538-340">
            <text:p/>
          </draw:path>
          <draw:polyline draw:style-name="style0" draw:layer="layout" svg:width="0.138cm" svg:height="0.166cm" svg:x="8.41cm" svg:y="16.078cm" svg:viewBox="0 0 139 167" draw:points="0,9 74,167 139,0 0,9">
            <text:p/>
          </draw:polyline>
          <draw:polyline draw:style-name="style0" draw:layer="layout" svg:width="0.139cm" svg:height="0.225cm" svg:x="8.609cm" svg:y="16.067cm" svg:viewBox="0 0 140 226" draw:points="0,12 75,226 140,0 0,12">
            <text:p/>
          </draw:polyline>
          <draw:polyline draw:style-name="style0" draw:layer="layout" svg:width="0.138cm" svg:height="0.178cm" svg:x="9.34cm" svg:y="15.855cm" svg:viewBox="0 0 139 179" draw:points="0,10 74,179 139,0 0,10">
            <text:p/>
          </draw:polyline>
          <draw:polyline draw:style-name="style0" draw:layer="layout" svg:width="0.138cm" svg:height="0.177cm" svg:x="9.124cm" svg:y="15.943cm" svg:viewBox="0 0 139 178" draw:points="0,10 74,178 139,0 0,10">
            <text:p/>
          </draw:polyline>
          <draw:polyline draw:style-name="style0" draw:layer="layout" svg:width="0.137cm" svg:height="0.225cm" svg:x="8.94cm" svg:y="15.976cm" svg:viewBox="0 0 138 226" draw:points="0,13 73,226 138,0 0,13">
            <text:p/>
          </draw:polyline>
          <draw:polyline draw:style-name="style0" draw:layer="layout" svg:width="0.137cm" svg:height="0.178cm" svg:x="8.793cm" svg:y="16.018cm" svg:viewBox="0 0 138 179" draw:points="0,10 74,179 138,0 0,10">
            <text:p/>
          </draw:polyline>
          <draw:path draw:style-name="style0" draw:layer="layout" svg:width="0.042cm" svg:height="0.164cm" svg:x="8.046cm" svg:y="15.904cm" svg:viewBox="0 0 43 165" svg:d="m20 0c13 36 53 144-20 165">
            <text:p/>
          </draw:path>
        </draw:g>
      </draw:page>
      <draw:page draw:name="page7" draw:style-name="dp1" draw:master-page-name="Default">
        <draw:line draw:style-name="style0" draw:layer="layout" svg:x1="8.749cm" svg:y1="16.635cm" svg:x2="8.749cm" svg:y2="0cm">
          <text:p/>
        </draw: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6.533cm" svg:viewBox="0 0 521 408" draw:points="0,53 521,0 195,408 0,53">
            <text:p/>
          </draw:polyline>
          <draw:polyline draw:style-name="style0" draw:layer="layout" svg:width="0.462cm" svg:height="0.498cm" svg:x="9.532cm" svg:y="16.037cm" svg:viewBox="0 0 463 499" draw:points="0,244 463,0 313,499 0,244">
            <text:p/>
          </draw:polyline>
          <draw:polyline draw:style-name="style0" draw:layer="layout" svg:width="0.462cm" svg:height="0.498cm" svg:x="9.108cm" svg:y="15.735cm" svg:viewBox="0 0 463 499" draw:points="0,244 463,0 313,499 0,244">
            <text:p/>
          </draw:polyline>
          <draw:path draw:style-name="style0" draw:layer="layout" svg:width="0.576cm" svg:height="1.114cm" svg:x="9.929cm" svg:y="17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7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7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6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7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15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7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6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6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6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6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7.698cm" svg:viewBox="0 0 1538 376" svg:d="m0 340c288 133 1302-134 1538-340">
            <text:p/>
          </draw:path>
          <draw:polyline draw:style-name="style0" draw:layer="layout" svg:width="0.138cm" svg:height="0.166cm" svg:x="8.41cm" svg:y="18.078cm" svg:viewBox="0 0 139 167" draw:points="0,9 74,167 139,0 0,9">
            <text:p/>
          </draw:polyline>
          <draw:polyline draw:style-name="style0" draw:layer="layout" svg:width="0.139cm" svg:height="0.225cm" svg:x="8.609cm" svg:y="18.067cm" svg:viewBox="0 0 140 226" draw:points="0,12 75,226 140,0 0,12">
            <text:p/>
          </draw:polyline>
          <draw:polyline draw:style-name="style0" draw:layer="layout" svg:width="0.138cm" svg:height="0.178cm" svg:x="9.34cm" svg:y="17.855cm" svg:viewBox="0 0 139 179" draw:points="0,10 74,179 139,0 0,10">
            <text:p/>
          </draw:polyline>
          <draw:polyline draw:style-name="style0" draw:layer="layout" svg:width="0.138cm" svg:height="0.177cm" svg:x="9.124cm" svg:y="17.943cm" svg:viewBox="0 0 139 178" draw:points="0,10 74,178 139,0 0,10">
            <text:p/>
          </draw:polyline>
          <draw:polyline draw:style-name="style0" draw:layer="layout" svg:width="0.137cm" svg:height="0.225cm" svg:x="8.94cm" svg:y="17.976cm" svg:viewBox="0 0 138 226" draw:points="0,13 73,226 138,0 0,13">
            <text:p/>
          </draw:polyline>
          <draw:polyline draw:style-name="style0" draw:layer="layout" svg:width="0.137cm" svg:height="0.178cm" svg:x="8.793cm" svg:y="18.018cm" svg:viewBox="0 0 138 179" draw:points="0,10 74,179 138,0 0,10">
            <text:p/>
          </draw:polyline>
          <draw:path draw:style-name="style0" draw:layer="layout" svg:width="0.042cm" svg:height="0.164cm" svg:x="8.046cm" svg:y="17.904cm" svg:viewBox="0 0 43 165" svg:d="m20 0c13 36 53 144-20 165">
            <text:p/>
          </draw:path>
        </draw:g>
      </draw:page>
      <draw:page draw:name="page8" draw:style-name="dp1" draw:master-page-name="Default">
        <draw:polyline draw:style-name="style0" draw:layer="layout" svg:width="0cm" svg:height="14.519cm" svg:x="8.749cm" svg:y="0.11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4.533cm" svg:viewBox="0 0 521 408" draw:points="0,53 521,0 195,408 0,53">
            <text:p/>
          </draw:polyline>
          <draw:polyline draw:style-name="style0" draw:layer="layout" svg:width="0.462cm" svg:height="0.498cm" svg:x="9.532cm" svg:y="14.037cm" svg:viewBox="0 0 463 499" draw:points="0,244 463,0 313,499 0,244">
            <text:p/>
          </draw:polyline>
          <draw:polyline draw:style-name="style0" draw:layer="layout" svg:width="0.462cm" svg:height="0.498cm" svg:x="9.108cm" svg:y="13.735cm" svg:viewBox="0 0 463 499" draw:points="0,244 463,0 313,499 0,244">
            <text:p/>
          </draw:polyline>
          <draw:path draw:style-name="style0" draw:layer="layout" svg:width="0.576cm" svg:height="1.114cm" svg:x="9.929cm" svg:y="15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5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5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4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5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13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5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4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4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4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4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5.698cm" svg:viewBox="0 0 1538 376" svg:d="m0 340c288 133 1302-134 1538-340">
            <text:p/>
          </draw:path>
          <draw:polyline draw:style-name="style0" draw:layer="layout" svg:width="0.138cm" svg:height="0.166cm" svg:x="8.41cm" svg:y="16.078cm" svg:viewBox="0 0 139 167" draw:points="0,9 74,167 139,0 0,9">
            <text:p/>
          </draw:polyline>
          <draw:polyline draw:style-name="style0" draw:layer="layout" svg:width="0.139cm" svg:height="0.225cm" svg:x="8.609cm" svg:y="16.067cm" svg:viewBox="0 0 140 226" draw:points="0,12 75,226 140,0 0,12">
            <text:p/>
          </draw:polyline>
          <draw:polyline draw:style-name="style0" draw:layer="layout" svg:width="0.138cm" svg:height="0.178cm" svg:x="9.34cm" svg:y="15.855cm" svg:viewBox="0 0 139 179" draw:points="0,10 74,179 139,0 0,10">
            <text:p/>
          </draw:polyline>
          <draw:polyline draw:style-name="style0" draw:layer="layout" svg:width="0.138cm" svg:height="0.177cm" svg:x="9.124cm" svg:y="15.943cm" svg:viewBox="0 0 139 178" draw:points="0,10 74,178 139,0 0,10">
            <text:p/>
          </draw:polyline>
          <draw:polyline draw:style-name="style0" draw:layer="layout" svg:width="0.137cm" svg:height="0.225cm" svg:x="8.94cm" svg:y="15.976cm" svg:viewBox="0 0 138 226" draw:points="0,13 73,226 138,0 0,13">
            <text:p/>
          </draw:polyline>
          <draw:polyline draw:style-name="style0" draw:layer="layout" svg:width="0.137cm" svg:height="0.178cm" svg:x="8.793cm" svg:y="16.018cm" svg:viewBox="0 0 138 179" draw:points="0,10 74,179 138,0 0,10">
            <text:p/>
          </draw:polyline>
          <draw:path draw:style-name="style0" draw:layer="layout" svg:width="0.042cm" svg:height="0.164cm" svg:x="8.046cm" svg:y="15.904cm" svg:viewBox="0 0 43 165" svg:d="m20 0c13 36 53 144-20 165">
            <text:p/>
          </draw:path>
        </draw:g>
      </draw:page>
      <draw:page draw:name="page9" draw:style-name="dp1" draw:master-page-name="Default">
        <draw:polyline draw:style-name="style0" draw:layer="layout" svg:width="0cm" svg:height="14.519cm" svg:x="8.749cm" svg:y="-1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2.533cm" svg:viewBox="0 0 521 408" draw:points="0,53 521,0 195,408 0,53">
            <text:p/>
          </draw:polyline>
          <draw:polyline draw:style-name="style0" draw:layer="layout" svg:width="0.462cm" svg:height="0.498cm" svg:x="9.532cm" svg:y="12.037cm" svg:viewBox="0 0 463 499" draw:points="0,244 463,0 313,499 0,244">
            <text:p/>
          </draw:polyline>
          <draw:polyline draw:style-name="style0" draw:layer="layout" svg:width="0.462cm" svg:height="0.498cm" svg:x="9.108cm" svg:y="11.735cm" svg:viewBox="0 0 463 499" draw:points="0,244 463,0 313,499 0,244">
            <text:p/>
          </draw:polyline>
          <draw:path draw:style-name="style0" draw:layer="layout" svg:width="0.576cm" svg:height="1.114cm" svg:x="9.929cm" svg:y="13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3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3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2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3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11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3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2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2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2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2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3.698cm" svg:viewBox="0 0 1538 376" svg:d="m0 340c288 133 1302-134 1538-340">
            <text:p/>
          </draw:path>
          <draw:polyline draw:style-name="style0" draw:layer="layout" svg:width="0.138cm" svg:height="0.166cm" svg:x="8.41cm" svg:y="14.078cm" svg:viewBox="0 0 139 167" draw:points="0,9 74,167 139,0 0,9">
            <text:p/>
          </draw:polyline>
          <draw:polyline draw:style-name="style0" draw:layer="layout" svg:width="0.139cm" svg:height="0.225cm" svg:x="8.609cm" svg:y="14.067cm" svg:viewBox="0 0 140 226" draw:points="0,12 75,226 140,0 0,12">
            <text:p/>
          </draw:polyline>
          <draw:polyline draw:style-name="style0" draw:layer="layout" svg:width="0.138cm" svg:height="0.178cm" svg:x="9.34cm" svg:y="13.855cm" svg:viewBox="0 0 139 179" draw:points="0,10 74,179 139,0 0,10">
            <text:p/>
          </draw:polyline>
          <draw:polyline draw:style-name="style0" draw:layer="layout" svg:width="0.138cm" svg:height="0.177cm" svg:x="9.124cm" svg:y="13.943cm" svg:viewBox="0 0 139 178" draw:points="0,10 74,178 139,0 0,10">
            <text:p/>
          </draw:polyline>
          <draw:polyline draw:style-name="style0" draw:layer="layout" svg:width="0.137cm" svg:height="0.225cm" svg:x="8.94cm" svg:y="13.976cm" svg:viewBox="0 0 138 226" draw:points="0,13 73,226 138,0 0,13">
            <text:p/>
          </draw:polyline>
          <draw:polyline draw:style-name="style0" draw:layer="layout" svg:width="0.137cm" svg:height="0.178cm" svg:x="8.793cm" svg:y="14.018cm" svg:viewBox="0 0 138 179" draw:points="0,10 74,179 138,0 0,10">
            <text:p/>
          </draw:polyline>
          <draw:path draw:style-name="style0" draw:layer="layout" svg:width="0.042cm" svg:height="0.164cm" svg:x="8.046cm" svg:y="13.904cm" svg:viewBox="0 0 43 165" svg:d="m20 0c13 36 53 144-20 165">
            <text:p/>
          </draw:path>
        </draw:g>
      </draw:page>
      <draw:page draw:name="page10" draw:style-name="dp1" draw:master-page-name="Default">
        <draw:polyline draw:style-name="style0" draw:layer="layout" svg:width="0cm" svg:height="14.519cm" svg:x="8.749cm" svg:y="-3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10.533cm" svg:viewBox="0 0 521 408" draw:points="0,53 521,0 195,408 0,53">
            <text:p/>
          </draw:polyline>
          <draw:polyline draw:style-name="style0" draw:layer="layout" svg:width="0.462cm" svg:height="0.498cm" svg:x="9.532cm" svg:y="10.037cm" svg:viewBox="0 0 463 499" draw:points="0,244 463,0 313,499 0,244">
            <text:p/>
          </draw:polyline>
          <draw:polyline draw:style-name="style0" draw:layer="layout" svg:width="0.462cm" svg:height="0.498cm" svg:x="9.108cm" svg:y="9.735cm" svg:viewBox="0 0 463 499" draw:points="0,244 463,0 313,499 0,244">
            <text:p/>
          </draw:polyline>
          <draw:path draw:style-name="style0" draw:layer="layout" svg:width="0.576cm" svg:height="1.114cm" svg:x="9.929cm" svg:y="11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11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11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10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11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9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11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10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10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10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10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11.698cm" svg:viewBox="0 0 1538 376" svg:d="m0 340c288 133 1302-134 1538-340">
            <text:p/>
          </draw:path>
          <draw:polyline draw:style-name="style0" draw:layer="layout" svg:width="0.138cm" svg:height="0.166cm" svg:x="8.41cm" svg:y="12.078cm" svg:viewBox="0 0 139 167" draw:points="0,9 74,167 139,0 0,9">
            <text:p/>
          </draw:polyline>
          <draw:polyline draw:style-name="style0" draw:layer="layout" svg:width="0.139cm" svg:height="0.225cm" svg:x="8.609cm" svg:y="12.067cm" svg:viewBox="0 0 140 226" draw:points="0,12 75,226 140,0 0,12">
            <text:p/>
          </draw:polyline>
          <draw:polyline draw:style-name="style0" draw:layer="layout" svg:width="0.138cm" svg:height="0.178cm" svg:x="9.34cm" svg:y="11.855cm" svg:viewBox="0 0 139 179" draw:points="0,10 74,179 139,0 0,10">
            <text:p/>
          </draw:polyline>
          <draw:polyline draw:style-name="style0" draw:layer="layout" svg:width="0.138cm" svg:height="0.177cm" svg:x="9.124cm" svg:y="11.943cm" svg:viewBox="0 0 139 178" draw:points="0,10 74,178 139,0 0,10">
            <text:p/>
          </draw:polyline>
          <draw:polyline draw:style-name="style0" draw:layer="layout" svg:width="0.137cm" svg:height="0.225cm" svg:x="8.94cm" svg:y="11.976cm" svg:viewBox="0 0 138 226" draw:points="0,13 73,226 138,0 0,13">
            <text:p/>
          </draw:polyline>
          <draw:polyline draw:style-name="style0" draw:layer="layout" svg:width="0.137cm" svg:height="0.178cm" svg:x="8.793cm" svg:y="12.018cm" svg:viewBox="0 0 138 179" draw:points="0,10 74,179 138,0 0,10">
            <text:p/>
          </draw:polyline>
          <draw:path draw:style-name="style0" draw:layer="layout" svg:width="0.042cm" svg:height="0.164cm" svg:x="8.046cm" svg:y="11.904cm" svg:viewBox="0 0 43 165" svg:d="m20 0c13 36 53 144-20 165">
            <text:p/>
          </draw:path>
        </draw:g>
      </draw:page>
      <draw:page draw:name="page11" draw:style-name="dp1" draw:master-page-name="Default">
        <draw:polyline draw:style-name="style0" draw:layer="layout" svg:width="0cm" svg:height="14.519cm" svg:x="8.749cm" svg:y="-5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8.533cm" svg:viewBox="0 0 521 408" draw:points="0,53 521,0 195,408 0,53">
            <text:p/>
          </draw:polyline>
          <draw:polyline draw:style-name="style0" draw:layer="layout" svg:width="0.462cm" svg:height="0.498cm" svg:x="9.532cm" svg:y="8.037cm" svg:viewBox="0 0 463 499" draw:points="0,244 463,0 313,499 0,244">
            <text:p/>
          </draw:polyline>
          <draw:polyline draw:style-name="style0" draw:layer="layout" svg:width="0.462cm" svg:height="0.498cm" svg:x="9.108cm" svg:y="7.735cm" svg:viewBox="0 0 463 499" draw:points="0,244 463,0 313,499 0,244">
            <text:p/>
          </draw:polyline>
          <draw:path draw:style-name="style0" draw:layer="layout" svg:width="0.576cm" svg:height="1.114cm" svg:x="9.929cm" svg:y="9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9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9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8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9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7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9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8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8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8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8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9.698cm" svg:viewBox="0 0 1538 376" svg:d="m0 340c288 133 1302-134 1538-340">
            <text:p/>
          </draw:path>
          <draw:polyline draw:style-name="style0" draw:layer="layout" svg:width="0.138cm" svg:height="0.166cm" svg:x="8.41cm" svg:y="10.078cm" svg:viewBox="0 0 139 167" draw:points="0,9 74,167 139,0 0,9">
            <text:p/>
          </draw:polyline>
          <draw:polyline draw:style-name="style0" draw:layer="layout" svg:width="0.139cm" svg:height="0.225cm" svg:x="8.609cm" svg:y="10.067cm" svg:viewBox="0 0 140 226" draw:points="0,12 75,226 140,0 0,12">
            <text:p/>
          </draw:polyline>
          <draw:polyline draw:style-name="style0" draw:layer="layout" svg:width="0.138cm" svg:height="0.178cm" svg:x="9.34cm" svg:y="9.855cm" svg:viewBox="0 0 139 179" draw:points="0,10 74,179 139,0 0,10">
            <text:p/>
          </draw:polyline>
          <draw:polyline draw:style-name="style0" draw:layer="layout" svg:width="0.138cm" svg:height="0.177cm" svg:x="9.124cm" svg:y="9.943cm" svg:viewBox="0 0 139 178" draw:points="0,10 74,178 139,0 0,10">
            <text:p/>
          </draw:polyline>
          <draw:polyline draw:style-name="style0" draw:layer="layout" svg:width="0.137cm" svg:height="0.225cm" svg:x="8.94cm" svg:y="9.976cm" svg:viewBox="0 0 138 226" draw:points="0,13 73,226 138,0 0,13">
            <text:p/>
          </draw:polyline>
          <draw:polyline draw:style-name="style0" draw:layer="layout" svg:width="0.137cm" svg:height="0.178cm" svg:x="8.793cm" svg:y="10.018cm" svg:viewBox="0 0 138 179" draw:points="0,10 74,179 138,0 0,10">
            <text:p/>
          </draw:polyline>
          <draw:path draw:style-name="style0" draw:layer="layout" svg:width="0.042cm" svg:height="0.164cm" svg:x="8.046cm" svg:y="9.904cm" svg:viewBox="0 0 43 165" svg:d="m20 0c13 36 53 144-20 165">
            <text:p/>
          </draw:path>
        </draw:g>
      </draw:page>
      <draw:page draw:name="page12" draw:style-name="dp1" draw:master-page-name="Default">
        <draw:polyline draw:style-name="style0" draw:layer="layout" svg:width="0cm" svg:height="14.519cm" svg:x="8.749cm" svg:y="-7.8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6.533cm" svg:viewBox="0 0 521 408" draw:points="0,53 521,0 195,408 0,53">
            <text:p/>
          </draw:polyline>
          <draw:polyline draw:style-name="style0" draw:layer="layout" svg:width="0.462cm" svg:height="0.498cm" svg:x="9.532cm" svg:y="6.037cm" svg:viewBox="0 0 463 499" draw:points="0,244 463,0 313,499 0,244">
            <text:p/>
          </draw:polyline>
          <draw:polyline draw:style-name="style0" draw:layer="layout" svg:width="0.462cm" svg:height="0.498cm" svg:x="9.108cm" svg:y="5.735cm" svg:viewBox="0 0 463 499" draw:points="0,244 463,0 313,499 0,244">
            <text:p/>
          </draw:polyline>
          <draw:path draw:style-name="style0" draw:layer="layout" svg:width="0.576cm" svg:height="1.114cm" svg:x="9.929cm" svg:y="7.0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7.6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7.2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6.5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7.0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5.8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7.1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6.7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6.7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6.9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6.8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7.698cm" svg:viewBox="0 0 1538 376" svg:d="m0 340c288 133 1302-134 1538-340">
            <text:p/>
          </draw:path>
          <draw:polyline draw:style-name="style0" draw:layer="layout" svg:width="0.138cm" svg:height="0.166cm" svg:x="8.41cm" svg:y="8.078cm" svg:viewBox="0 0 139 167" draw:points="0,9 74,167 139,0 0,9">
            <text:p/>
          </draw:polyline>
          <draw:polyline draw:style-name="style0" draw:layer="layout" svg:width="0.139cm" svg:height="0.225cm" svg:x="8.609cm" svg:y="8.067cm" svg:viewBox="0 0 140 226" draw:points="0,12 75,226 140,0 0,12">
            <text:p/>
          </draw:polyline>
          <draw:polyline draw:style-name="style0" draw:layer="layout" svg:width="0.138cm" svg:height="0.178cm" svg:x="9.34cm" svg:y="7.855cm" svg:viewBox="0 0 139 179" draw:points="0,10 74,179 139,0 0,10">
            <text:p/>
          </draw:polyline>
          <draw:polyline draw:style-name="style0" draw:layer="layout" svg:width="0.138cm" svg:height="0.177cm" svg:x="9.124cm" svg:y="7.943cm" svg:viewBox="0 0 139 178" draw:points="0,10 74,178 139,0 0,10">
            <text:p/>
          </draw:polyline>
          <draw:polyline draw:style-name="style0" draw:layer="layout" svg:width="0.137cm" svg:height="0.225cm" svg:x="8.94cm" svg:y="7.976cm" svg:viewBox="0 0 138 226" draw:points="0,13 73,226 138,0 0,13">
            <text:p/>
          </draw:polyline>
          <draw:polyline draw:style-name="style0" draw:layer="layout" svg:width="0.137cm" svg:height="0.178cm" svg:x="8.793cm" svg:y="8.018cm" svg:viewBox="0 0 138 179" draw:points="0,10 74,179 138,0 0,10">
            <text:p/>
          </draw:polyline>
          <draw:path draw:style-name="style0" draw:layer="layout" svg:width="0.042cm" svg:height="0.164cm" svg:x="8.046cm" svg:y="7.904cm" svg:viewBox="0 0 43 165" svg:d="m20 0c13 36 53 144-20 165">
            <text:p/>
          </draw:path>
        </draw:g>
      </draw:page>
      <draw:page draw:name="page13" draw:style-name="dp1" draw:master-page-name="Default">
        <draw:polyline draw:style-name="style0" draw:layer="layout" svg:width="0cm" svg:height="14.519cm" svg:x="8.749cm" svg:y="-8.385cm" svg:viewBox="0 0 0 14520" draw:points="0,14520 0,0 0,14520">
          <text:p/>
        </draw:polyline>
        <draw:g>
          <draw:polyline draw:style-name="style0" draw:layer="layout" svg:width="5.463cm" svg:height="3.961cm" svg:x="3.616cm" svg:y="22.909cm" svg:viewBox="0 0 5464 3962" draw:points="0,3962 5464,0 0,3962">
            <text:p/>
          </draw:polyline>
          <draw:path draw:style-name="style0" draw:layer="layout" svg:width="0.014cm" svg:height="0cm" svg:x="6.832cm" svg:y="24.424cm" svg:viewBox="0 0 15 0" svg:d="m0 0c20 0 20 0 0 0z">
            <text:p/>
          </draw:path>
          <draw:polyline draw:style-name="style0" draw:layer="layout" svg:width="3.178cm" svg:height="3.696cm" svg:x="8.227cm" svg:y="23.036cm" svg:viewBox="0 0 3179 3697" draw:points="0,3697 681,0 3179,3380">
            <text:p/>
          </draw:polyline>
          <draw:polyline draw:style-name="style0" draw:layer="layout" svg:width="8.75cm" svg:height="2.432cm" svg:x="8.938cm" svg:y="23.036cm" svg:viewBox="0 0 8751 2433" draw:points="5565,2433 0,0 8751,688">
            <text:p/>
          </draw:polyline>
          <draw:polyline draw:style-name="style0" draw:layer="layout" svg:width="11.519cm" svg:height="1.738cm" svg:x="8.923cm" svg:y="21.297cm" svg:viewBox="0 0 11520 1739" draw:points="10273,1289 0,1739 11520,0">
            <text:p/>
          </draw:polyline>
          <draw:polyline draw:style-name="style0" draw:layer="layout" svg:width="11.9cm" svg:height="3.259cm" svg:x="8.986cm" svg:y="19.763cm" svg:viewBox="0 0 11901 3260" draw:points="11901,26 0,3260 8193,0">
            <text:p/>
          </draw:polyline>
          <draw:polyline draw:style-name="style0" draw:layer="layout" svg:width="5.089cm" svg:height="3.306cm" svg:x="8.953cm" svg:y="19.73cm" svg:viewBox="0 0 5090 3307" draw:points="5090,7 0,3307 2920,0">
            <text:p/>
          </draw:polyline>
          <draw:polyline draw:style-name="style0" draw:layer="layout" svg:width="3.462cm" svg:height="3.193cm" svg:x="5.685cm" svg:y="19.823cm" svg:viewBox="0 0 3463 3194" draw:points="3463,0 3310,3194 0,1005">
            <text:p/>
          </draw:polyline>
          <draw:polyline draw:style-name="style0" draw:layer="layout" svg:width="7.639cm" svg:height="1.189cm" svg:x="1.37cm" svg:y="21.985cm" svg:viewBox="0 0 7640 1190" draw:points="2044,0 7640,1032 0,1190">
            <text:p/>
          </draw:polyline>
          <draw:polyline draw:style-name="style0" draw:layer="layout" svg:width="8.973cm" svg:height="2.069cm" svg:x="0cm" svg:y="23.01cm" svg:viewBox="0 0 8974 2070" draw:points="284,1236 8974,0 0,2070">
            <text:p/>
          </draw:polyline>
          <draw:polyline draw:style-name="style0" draw:layer="layout" svg:width="5.975cm" svg:height="2.407cm" svg:x="2.87cm" svg:y="23.049cm" svg:viewBox="0 0 5976 2408" draw:points="5976,0 0,2408 5976,0">
            <text:p/>
          </draw:polyline>
          <draw:polygon draw:style-name="style0" draw:layer="layout" svg:width="3.043cm" svg:height="1.118cm" svg:x="7.404cm" svg:y="22.52cm" svg:viewBox="0 0 3044 1119" draw:points="0,1119 1374,1059 1829,966 2249,834 2733,609 2947,450 3044,278 2949,126 2726,47 2311,20 1992,0 1589,53 1113,172 565,311 272,516 280,655 261,781">
            <text:p/>
          </draw:polygon>
          <draw:polygon draw:style-name="style0" draw:layer="layout" svg:width="3.889cm" svg:height="1.5cm" svg:x="7.054cm" svg:y="22.262cm" svg:viewBox="0 0 3890 1501" draw:points="776,515 1261,324 1950,125 2455,119 2951,86 3848,0 3890,225 3869,463 3830,681 3475,899 2868,1203 2311,1382 1708,1461 0,1501 197,1144 183,998 320,787">
            <text:p/>
          </draw:polygon>
          <draw:polygon draw:style-name="style0" draw:layer="layout" svg:width="2.11cm" svg:height="0.772cm" svg:x="7.964cm" svg:y="22.646cm" svg:viewBox="0 0 2111 773" draw:points="317,231 72,390 5,496 0,588 85,714 862,773 1146,674 1440,601 1947,449 2111,317 2049,218 1985,99 1888,26 1592,0 1312,6 1057,39 616,132">
            <text:p/>
          </draw:polygon>
          <draw:path draw:style-name="style0" draw:layer="layout" svg:width="1.56cm" svg:height="0.532cm" svg:x="8.176cm" svg:y="22.737cm" svg:viewBox="0 0 1561 533" svg:d="m271 173-185 127-84 84-2 71 178 55 502 23 203-30 201-59 323-98 119-79 35-97-46-75c0 0-7-89-32-84-26 5-251-11-251-11l-205 9-189 9-306 76-280 87 1 5">
            <text:p/>
          </draw:path>
          <draw:polygon draw:style-name="style0" draw:layer="layout" svg:width="1.034cm" svg:height="0.355cm" svg:x="8.415cm" svg:y="22.834cm" svg:viewBox="0 0 1035 356" draw:points="163,104 7,191 0,250 8,300 137,333 481,356 574,334 712,288 1011,233 1025,178 1035,112 995,72 983,23 837,0 695,5 611,3 399,38">
            <text:p/>
          </draw:polygon>
          <draw:polygon draw:style-name="style0" draw:layer="layout" svg:width="5.361cm" svg:height="2.011cm" svg:x="6.469cm" svg:y="21.984cm" svg:viewBox="0 0 5362 2012" draw:points="973,748 1632,449 2598,159 3383,19 4109,0 5015,38 5362,253 5257,645 4925,954 4550,1216 3780,1581 2925,1853 2200,2012 47,1984 0,1609 197,1337 543,1066">
            <text:p/>
          </draw:polygon>
          <draw:polygon draw:style-name="style0" draw:layer="layout" svg:width="6.976cm" svg:height="2.664cm" svg:x="5.765cm" svg:y="21.572cm" svg:viewBox="0 0 6977 2665" draw:points="463,1506 1185,1066 2017,608 3296,243 4467,38 5432,0 6573,131 6977,430 6864,907 6456,1319 5921,1683 4868,2179 3885,2497 2888,2637 129,2665 0,2179 21,1880">
            <text:p/>
          </draw:polygon>
          <draw:polygon draw:style-name="style0" draw:layer="layout" svg:width="8.913cm" svg:height="3.526cm" svg:x="4.917cm" svg:y="21.133cm" svg:viewBox="0 0 8914 3527" draw:points="1445,1423 385,1956 38,2433 0,2807 220,3414 3683,3527 4967,3190 6238,2816 7803,2161 8337,1703 8683,1179 8914,599 8238,234 6896,0 5629,56 4165,243 2454,786">
            <text:p/>
          </draw:polygon>
          <draw:polygon draw:style-name="style0" draw:layer="layout" svg:width="12.579cm" svg:height="4.703cm" svg:x="2.887cm" svg:y="20.459cm" svg:viewBox="0 0 12580 4704" draw:points="3902,1150 2380,1852 1353,2675 562,3339 0,3928 1155,4536 5605,4704 7293,4368 9338,4003 11707,3021 12246,2292 12565,1600 12580,785 11690,327 9964,0 8302,65 6190,196">
            <text:p/>
          </draw:polygon>
          <draw:path draw:style-name="style0" draw:layer="layout" svg:width="16.237cm" svg:height="5.862cm" svg:x="1.585cm" svg:y="19.954cm" svg:viewBox="0 0 16238 5863" svg:d="m4624 1234-1833 1010-1263 935c-76 56-862 795-862 795l-666 776 1238 767 5569 346 2408-224 2522-655 2614-1384 1202-888 685-963-438-982-1363-487-2320-280-2100 28-2523 215z">
            <text:p/>
          </draw:path>
        </draw:g>
        <draw:g>
          <draw:polyline draw:style-name="style0" draw:layer="layout" svg:width="0.52cm" svg:height="0.407cm" svg:x="9.822cm" svg:y="4.433cm" svg:viewBox="0 0 521 408" draw:points="0,53 521,0 195,408 0,53">
            <text:p/>
          </draw:polyline>
          <draw:polyline draw:style-name="style0" draw:layer="layout" svg:width="0.462cm" svg:height="0.498cm" svg:x="9.532cm" svg:y="3.937cm" svg:viewBox="0 0 463 499" draw:points="0,244 463,0 313,499 0,244">
            <text:p/>
          </draw:polyline>
          <draw:polyline draw:style-name="style0" draw:layer="layout" svg:width="0.462cm" svg:height="0.498cm" svg:x="9.108cm" svg:y="3.635cm" svg:viewBox="0 0 463 499" draw:points="0,244 463,0 313,499 0,244">
            <text:p/>
          </draw:polyline>
          <draw:path draw:style-name="style0" draw:layer="layout" svg:width="0.576cm" svg:height="1.114cm" svg:x="9.929cm" svg:y="4.921cm" svg:viewBox="0 0 577 1115" svg:d="m0 0 544 198-220 442c0 0 274-121 249 80-26 202-202 262-39 244s-186 150-186 150c0 0-144 23-126-157 19-180 126-332 126-332">
            <text:p/>
          </draw:path>
          <draw:path draw:style-name="style0" draw:layer="layout" svg:width="0.501cm" svg:height="1.155cm" svg:x="7.397cm" svg:y="5.517cm" svg:viewBox="0 0 502 1156" svg:d="m502 0-502 289 293 397c0 0-291-72-231 122 61 194 244 222 81 233s209 115 209 115c0 0 147-2 98-176-51-174-183-305-183-305">
            <text:p/>
          </draw:path>
          <draw:path draw:style-name="style0" draw:layer="layout" svg:width="0.555cm" svg:height="1.122cm" svg:x="7.012cm" svg:y="5.125cm" svg:viewBox="0 0 556 1123" svg:d="m556 0-539 213 232 436c0 0-278-115-247 86s209 256 45 242c-163-13 191 145 191 145 0 0 145 20 121-160-23-179-134-328-134-328">
            <text:p/>
          </draw:path>
          <draw:path draw:style-name="style0" draw:layer="layout" svg:width="1.03cm" svg:height="0.893cm" svg:x="6.313cm" svg:y="4.416cm" svg:viewBox="0 0 1031 894" svg:d="m1031 149-560-149-72 488c0 0-155-256-250-77-94 180 16 330-107 222-123-107 66 229 66 229 0 0 105 102 193-56 88-159 87-344 87-344">
            <text:p/>
          </draw:path>
          <draw:path draw:style-name="style0" draw:layer="layout" svg:width="0.896cm" svg:height="0.906cm" svg:x="6.546cm" svg:y="4.94cm" svg:viewBox="0 0 897 907" svg:d="m897 103-490-103-59 488c0 0-139-242-220-56-81 185 17 324-92 228-108-97 60 221 60 221 0 0 93 93 169-71s73-348 73-348">
            <text:p/>
          </draw:path>
          <draw:path draw:style-name="style1" draw:layer="layout" svg:width="2.741cm" svg:height="1.941cm" svg:x="7.235cm" svg:y="3.768cm" svg:viewBox="0 0 2742 1942" svg:d="m450 1942c-560-414-603-1120-95-1576s1376-490 1937-77c547 404 604 1084 128 1545l-982-174z">
            <text:p/>
          </draw:path>
          <draw:path draw:style-name="style2" draw:layer="layout" svg:width="2.135cm" svg:height="1.305cm" svg:x="7.721cm" svg:y="5.023cm" svg:viewBox="0 0 2136 1306" svg:d="m2134 744c-30 356-532 605-1121 555-589-51-1042-380-1012-737s533-606 1122-556 1042 381 1011 738z">
            <text:p/>
          </draw:path>
          <draw:path draw:style-name="style3" draw:layer="layout" svg:width="0.816cm" svg:height="0.851cm" svg:x="7.963cm" svg:y="4.661cm" svg:viewBox="0 0 817 852" svg:d="m771 602c-104 214-351 309-551 212-200-98-278-351-174-565 104-213 352-308 551-211 200 98 278 350 174 564z">
            <text:p/>
          </draw:path>
          <draw:path draw:style-name="style3" draw:layer="layout" svg:width="0.825cm" svg:height="0.841cm" svg:x="8.842cm" svg:y="4.666cm" svg:viewBox="0 0 826 842" svg:d="m735 664c-144 190-405 235-582 101s-204-398-61-587c143-190 404-235 581-101 178 134 205 397 62 587z">
            <text:p/>
          </draw:path>
          <draw:path draw:style-name="style4" draw:layer="layout" svg:width="0.123cm" svg:height="0.176cm" svg:x="8.416cm" svg:y="4.843cm" svg:viewBox="0 0 124 177" svg:d="m124 88c0 49-27 89-61 89-35 0-63-40-63-89s28-88 63-88c34 0 61 39 61 88z">
            <text:p/>
          </draw:path>
          <draw:path draw:style-name="style4" draw:layer="layout" svg:width="0.123cm" svg:height="0.177cm" svg:x="9.348cm" svg:y="4.794cm" svg:viewBox="0 0 124 178" svg:d="m124 90c0 48-27 88-62 88s-62-40-62-88c0-49 27-90 62-90s62 41 62 90z">
            <text:p/>
          </draw:path>
          <draw:path draw:style-name="style0" draw:layer="layout" svg:width="1.537cm" svg:height="0.375cm" svg:x="8.118cm" svg:y="5.598cm" svg:viewBox="0 0 1538 376" svg:d="m0 340c288 133 1302-134 1538-340">
            <text:p/>
          </draw:path>
          <draw:polyline draw:style-name="style0" draw:layer="layout" svg:width="0.138cm" svg:height="0.166cm" svg:x="8.41cm" svg:y="5.978cm" svg:viewBox="0 0 139 167" draw:points="0,9 74,167 139,0 0,9">
            <text:p/>
          </draw:polyline>
          <draw:polyline draw:style-name="style0" draw:layer="layout" svg:width="0.139cm" svg:height="0.225cm" svg:x="8.609cm" svg:y="5.967cm" svg:viewBox="0 0 140 226" draw:points="0,12 75,226 140,0 0,12">
            <text:p/>
          </draw:polyline>
          <draw:polyline draw:style-name="style0" draw:layer="layout" svg:width="0.138cm" svg:height="0.178cm" svg:x="9.34cm" svg:y="5.755cm" svg:viewBox="0 0 139 179" draw:points="0,10 74,179 139,0 0,10">
            <text:p/>
          </draw:polyline>
          <draw:polyline draw:style-name="style0" draw:layer="layout" svg:width="0.138cm" svg:height="0.177cm" svg:x="9.124cm" svg:y="5.843cm" svg:viewBox="0 0 139 178" draw:points="0,10 74,178 139,0 0,10">
            <text:p/>
          </draw:polyline>
          <draw:polyline draw:style-name="style0" draw:layer="layout" svg:width="0.137cm" svg:height="0.225cm" svg:x="8.94cm" svg:y="5.876cm" svg:viewBox="0 0 138 226" draw:points="0,13 73,226 138,0 0,13">
            <text:p/>
          </draw:polyline>
          <draw:polyline draw:style-name="style0" draw:layer="layout" svg:width="0.137cm" svg:height="0.178cm" svg:x="8.793cm" svg:y="5.918cm" svg:viewBox="0 0 138 179" draw:points="0,10 74,179 138,0 0,10">
            <text:p/>
          </draw:polyline>
          <draw:path draw:style-name="style0" draw:layer="layout" svg:width="0.042cm" svg:height="0.164cm" svg:x="8.046cm" svg:y="5.804cm" svg:viewBox="0 0 43 165" svg:d="m20 0c13 36 53 144-20 165">
            <text:p/>
          </draw:path>
        </draw:g>
        <draw:line draw:style-name="gr1" draw:text-style-name="P1" draw:layer="layout" svg:x1="27.267cm" svg:y1="25.136cm" svg:x2="27.267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000000" draw:fill="none"/>
    </style:style>
    <style:style style:name="style1" style:family="graphic" style:parent-style-name="standard">
      <style:graphic-properties draw:stroke="solid" svg:stroke-color="#000000" draw:fill="solid" draw:fill-color="#ffffff"/>
    </style:style>
    <style:style style:name="style2" style:family="graphic" style:parent-style-name="standard">
      <style:graphic-properties draw:stroke="solid" svg:stroke-color="#000000" draw:fill="solid" draw:fill-color="#fefdfe"/>
    </style:style>
    <style:style style:name="style3" style:family="graphic" style:parent-style-name="standard">
      <style:graphic-properties draw:stroke="solid" svg:stroke-color="#000000" draw:fill="solid" draw:fill-color="#fefd41"/>
    </style:style>
    <style:style style:name="style4" style:family="graphic" style:parent-style-name="standard">
      <style:graphic-properties draw:stroke="solid" svg:stroke-color="#000000"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initial-creator>unknown</meta:initial-creator>
    <meta:creation-date/>
    <dc:format>image/svg+xml</dc:format>
    <meta:editing-cycles>3</meta:editing-cycles>
    <meta:editing-duration>PT02H55M59S</meta:editing-duration>
    <dc:date>2011-01-26T11:34:41</dc:date>
    <dc:creator>Yves Mairesse</dc:creator>
    <meta:document-statistic meta:object-count="599"/>
    <meta:user-defined meta:name="Info 1"/>
    <meta:user-defined meta:name="Info 2"/>
    <meta:user-defined meta:name="Info 3"/>
    <meta:user-defined meta:name="Info 4"/>
  </office:meta>
</office:document-meta>
</file>